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T2_237" style:family="text"/>
    <style:style style:name="T2_238" style:family="text"/>
    <style:style style:name="T2_239" style:family="text"/>
    <style:style style:name="T2_240" style:family="text"/>
    <style:style style:name="T2_241" style:family="text"/>
    <style:style style:name="T2_242" style:family="text"/>
    <style:style style:name="T2_243" style:family="text"/>
    <style:style style:name="T2_244" style:family="text"/>
    <style:style style:name="T2_245" style:family="text"/>
    <style:style style:name="T2_246" style:family="text"/>
    <style:style style:name="T2_247" style:family="text"/>
    <style:style style:name="T2_248" style:family="text"/>
    <style:style style:name="T2_249" style:family="text"/>
    <style:style style:name="T2_250" style:family="text"/>
    <style:style style:name="T2_251" style:family="text"/>
    <style:style style:name="T2_252" style:family="text"/>
    <style:style style:name="T2_253" style:family="text"/>
    <style:style style:name="T2_254" style:family="text"/>
    <style:style style:name="T2_255" style:family="text"/>
    <style:style style:name="T2_256" style:family="text"/>
    <style:style style:name="T2_257" style:family="text"/>
    <style:style style:name="T2_258" style:family="text"/>
    <style:style style:name="T2_259" style:family="text"/>
    <style:style style:name="T2_260" style:family="text"/>
    <style:style style:name="T2_261" style:family="text"/>
    <style:style style:name="T2_262" style:family="text"/>
    <style:style style:name="T2_263" style:family="text"/>
    <style:style style:name="T2_264" style:family="text"/>
    <style:style style:name="T2_265" style:family="text"/>
    <style:style style:name="T2_266" style:family="text"/>
    <style:style style:name="T2_267" style:family="text"/>
    <style:style style:name="T2_268" style:family="text"/>
    <style:style style:name="T2_269" style:family="text"/>
    <style:style style:name="T2_270" style:family="text"/>
    <style:style style:name="T2_271" style:family="text"/>
    <style:style style:name="T2_272" style:family="text"/>
    <style:style style:name="T2_273" style:family="text"/>
    <style:style style:name="T2_274" style:family="text"/>
    <style:style style:name="T2_275" style:family="text"/>
    <style:style style:name="T2_276" style:family="text"/>
    <style:style style:name="T2_277" style:family="text"/>
    <style:style style:name="T2_278" style:family="text"/>
    <style:style style:name="T2_279" style:family="text"/>
    <style:style style:name="T2_280" style:family="text"/>
    <style:style style:name="T2_281" style:family="text"/>
    <style:style style:name="T2_282" style:family="text"/>
    <style:style style:name="T2_283" style:family="text"/>
    <style:style style:name="T2_284" style:family="text"/>
    <style:style style:name="T2_285" style:family="text"/>
    <style:style style:name="T2_286" style:family="text"/>
    <style:style style:name="T2_287" style:family="text"/>
    <style:style style:name="T2_288" style:family="text"/>
    <style:style style:name="T2_289" style:family="text"/>
    <style:style style:name="T2_290" style:family="text"/>
    <style:style style:name="T2_291" style:family="text"/>
    <style:style style:name="T2_292" style:family="text"/>
    <style:style style:name="T2_293" style:family="text"/>
    <style:style style:name="T2_294" style:family="text"/>
    <style:style style:name="T2_295" style:family="text"/>
    <style:style style:name="T2_296" style:family="text"/>
    <style:style style:name="T2_297" style:family="text"/>
    <style:style style:name="T2_298" style:family="text"/>
    <style:style style:name="T2_299" style:family="text"/>
    <style:style style:name="T2_300" style:family="text"/>
    <style:style style:name="T2_301" style:family="text"/>
    <style:style style:name="T2_302" style:family="text"/>
    <style:style style:name="T2_303" style:family="text"/>
    <style:style style:name="T2_304" style:family="text"/>
    <style:style style:name="T2_305" style:family="text"/>
    <style:style style:name="T2_306" style:family="text"/>
    <style:style style:name="T2_307" style:family="text"/>
    <style:style style:name="T2_308" style:family="text"/>
    <style:style style:name="T2_309" style:family="text"/>
    <style:style style:name="T2_310" style:family="text"/>
    <style:style style:name="T2_311" style:family="text"/>
    <style:style style:name="T2_312" style:family="text"/>
    <style:style style:name="T2_313" style:family="text"/>
    <style:style style:name="T2_314" style:family="text"/>
    <style:style style:name="T2_315" style:family="text"/>
    <style:style style:name="T2_316" style:family="text"/>
    <style:style style:name="T2_317" style:family="text"/>
    <style:style style:name="T2_318" style:family="text"/>
    <style:style style:name="T2_319" style:family="text"/>
    <style:style style:name="T2_320" style:family="text"/>
    <style:style style:name="T2_321" style:family="text"/>
    <style:style style:name="T2_322" style:family="text"/>
    <style:style style:name="T2_323" style:family="text"/>
    <style:style style:name="T2_324" style:family="text"/>
    <style:style style:name="T2_325" style:family="text"/>
    <style:style style:name="T2_326" style:family="text"/>
    <style:style style:name="T2_327" style:family="text"/>
    <style:style style:name="T2_328" style:family="text"/>
    <style:style style:name="T2_329" style:family="text"/>
    <style:style style:name="T2_330" style:family="text"/>
    <style:style style:name="T2_331" style:family="text"/>
    <style:style style:name="T2_332" style:family="text"/>
    <style:style style:name="T2_333" style:family="text"/>
    <style:style style:name="T2_334" style:family="text"/>
    <style:style style:name="T2_335" style:family="text"/>
    <style:style style:name="T2_336" style:family="text"/>
    <style:style style:name="T2_337" style:family="text"/>
    <style:style style:name="T2_338" style:family="text"/>
    <style:style style:name="T2_339" style:family="text"/>
    <style:style style:name="T2_340" style:family="text"/>
    <style:style style:name="T2_341" style:family="text"/>
    <style:style style:name="T2_342" style:family="text"/>
    <style:style style:name="T2_343" style:family="text"/>
    <style:style style:name="T2_344" style:family="text"/>
    <style:style style:name="T2_345" style:family="text"/>
    <style:style style:name="T2_346" style:family="text"/>
    <style:style style:name="T2_347" style:family="text"/>
    <style:style style:name="T2_348" style:family="text"/>
    <style:style style:name="T2_349" style:family="text"/>
    <style:style style:name="T2_350" style:family="text"/>
    <style:style style:name="T2_351" style:family="text"/>
    <style:style style:name="T2_352" style:family="text"/>
    <style:style style:name="T2_353" style:family="text"/>
    <style:style style:name="T2_354" style:family="text"/>
    <style:style style:name="T2_355" style:family="text"/>
    <style:style style:name="T2_356" style:family="text"/>
    <style:style style:name="T2_357" style:family="text"/>
    <style:style style:name="T2_358" style:family="text"/>
    <style:style style:name="T2_359" style:family="text"/>
    <style:style style:name="T2_360" style:family="text"/>
    <style:style style:name="T2_361" style:family="text"/>
    <style:style style:name="T2_362" style:family="text"/>
    <style:style style:name="T2_363" style:family="text"/>
    <style:style style:name="T2_364" style:family="text"/>
    <style:style style:name="T2_365" style:family="text"/>
    <style:style style:name="T2_366" style:family="text"/>
    <style:style style:name="T2_367" style:family="text"/>
    <style:style style:name="T2_368" style:family="text"/>
    <style:style style:name="T2_369" style:family="text"/>
    <style:style style:name="T2_370" style:family="text"/>
    <style:style style:name="T2_371" style:family="text"/>
    <style:style style:name="T2_372" style:family="text"/>
    <style:style style:name="T2_373" style:family="text"/>
    <style:style style:name="T2_374" style:family="text"/>
    <style:style style:name="T2_375" style:family="text"/>
    <style:style style:name="T2_376" style:family="text"/>
    <style:style style:name="T2_377" style:family="text"/>
    <style:style style:name="T2_378" style:family="text"/>
    <style:style style:name="T2_379" style:family="text"/>
    <style:style style:name="T2_380" style:family="text"/>
    <style:style style:name="T2_381" style:family="text"/>
    <style:style style:name="T2_382" style:family="text"/>
    <style:style style:name="T2_383" style:family="text"/>
    <style:style style:name="T2_384" style:family="text"/>
    <style:style style:name="T2_385" style:family="text"/>
    <style:style style:name="T2_386" style:family="text"/>
    <style:style style:name="T2_387" style:family="text"/>
    <style:style style:name="T2_388" style:family="text"/>
    <style:style style:name="T2_389" style:family="text"/>
    <style:style style:name="T2_390" style:family="text"/>
    <style:style style:name="T2_391" style:family="text"/>
    <style:style style:name="T2_392" style:family="text"/>
    <style:style style:name="T2_393" style:family="text"/>
    <style:style style:name="T2_394" style:family="text"/>
    <style:style style:name="T2_395" style:family="text"/>
    <style:style style:name="T2_396" style:family="text"/>
    <style:style style:name="T2_397" style:family="text"/>
    <style:style style:name="T2_398" style:family="text"/>
    <style:style style:name="T2_399" style:family="text"/>
    <style:style style:name="T2_400" style:family="text"/>
    <style:style style:name="T2_401" style:family="text"/>
    <style:style style:name="T2_402" style:family="text"/>
    <style:style style:name="T2_403" style:family="text"/>
    <style:style style:name="T2_404" style:family="text"/>
    <style:style style:name="T2_405" style:family="text"/>
    <style:style style:name="T2_406" style:family="text"/>
    <style:style style:name="T2_407" style:family="text"/>
    <style:style style:name="T2_408" style:family="text"/>
    <style:style style:name="T2_409" style:family="text"/>
    <style:style style:name="T2_410" style:family="text"/>
    <style:style style:name="T2_411" style:family="text"/>
    <style:style style:name="T2_412" style:family="text"/>
    <style:style style:name="T2_413" style:family="text"/>
    <style:style style:name="T2_414" style:family="text"/>
    <style:style style:name="T2_415" style:family="text"/>
    <style:style style:name="T2_416" style:family="text"/>
    <style:style style:name="T2_417" style:family="text"/>
    <style:style style:name="T2_418" style:family="text"/>
    <style:style style:name="T2_419" style:family="text"/>
    <style:style style:name="T2_420" style:family="text"/>
    <style:style style:name="T2_421" style:family="text"/>
    <style:style style:name="T2_422" style:family="text"/>
    <style:style style:name="T2_423" style:family="text"/>
    <style:style style:name="T2_424" style:family="text"/>
    <style:style style:name="T2_425" style:family="text"/>
    <style:style style:name="T2_426" style:family="text"/>
    <style:style style:name="T2_427" style:family="text"/>
    <style:style style:name="T2_428" style:family="text"/>
    <style:style style:name="T2_429" style:family="text"/>
    <style:style style:name="T2_430" style:family="text"/>
    <style:style style:name="T2_431" style:family="text"/>
    <style:style style:name="T2_432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T5_187" style:family="text"/>
    <style:style style:name="T5_188" style:family="text"/>
    <style:style style:name="T5_189" style:family="text"/>
    <style:style style:name="T5_190" style:family="text"/>
    <style:style style:name="T5_191" style:family="text"/>
    <style:style style:name="T5_192" style:family="text"/>
    <style:style style:name="T5_193" style:family="text"/>
    <style:style style:name="T5_194" style:family="text"/>
    <style:style style:name="T5_195" style:family="text"/>
    <style:style style:name="T5_196" style:family="text"/>
    <style:style style:name="T5_197" style:family="text"/>
    <style:style style:name="T5_198" style:family="text"/>
    <style:style style:name="T5_199" style:family="text"/>
    <style:style style:name="T5_200" style:family="text"/>
    <style:style style:name="T5_201" style:family="text"/>
    <style:style style:name="T5_202" style:family="text"/>
    <style:style style:name="T5_203" style:family="text"/>
    <style:style style:name="T5_204" style:family="text"/>
    <style:style style:name="T5_205" style:family="text"/>
    <style:style style:name="T5_206" style:family="text"/>
    <style:style style:name="T5_207" style:family="text"/>
    <style:style style:name="T5_208" style:family="text"/>
    <style:style style:name="T5_209" style:family="text"/>
    <style:style style:name="T5_210" style:family="text"/>
    <style:style style:name="T5_211" style:family="text"/>
    <style:style style:name="T5_212" style:family="text"/>
    <style:style style:name="T5_213" style:family="text"/>
    <style:style style:name="T5_214" style:family="text"/>
    <style:style style:name="T5_215" style:family="text"/>
    <style:style style:name="T5_216" style:family="text"/>
    <style:style style:name="T5_217" style:family="text"/>
    <style:style style:name="T5_218" style:family="text"/>
    <style:style style:name="T5_219" style:family="text"/>
    <style:style style:name="T5_220" style:family="text"/>
    <style:style style:name="T5_221" style:family="text"/>
    <style:style style:name="T5_222" style:family="text"/>
    <style:style style:name="T5_223" style:family="text"/>
    <style:style style:name="T5_224" style:family="text"/>
    <style:style style:name="T5_225" style:family="text"/>
    <style:style style:name="T5_226" style:family="text"/>
    <style:style style:name="T5_227" style:family="text"/>
    <style:style style:name="T5_228" style:family="text"/>
    <style:style style:name="T5_229" style:family="text"/>
    <style:style style:name="T5_230" style:family="text"/>
    <style:style style:name="T5_231" style:family="text"/>
    <style:style style:name="T5_232" style:family="text"/>
    <style:style style:name="T5_233" style:family="text"/>
    <style:style style:name="T5_234" style:family="text"/>
    <style:style style:name="T5_235" style:family="text"/>
    <style:style style:name="T5_236" style:family="text"/>
    <style:style style:name="T5_237" style:family="text"/>
    <style:style style:name="T5_238" style:family="text"/>
    <style:style style:name="T5_239" style:family="text"/>
    <style:style style:name="T5_240" style:family="text"/>
    <style:style style:name="T5_241" style:family="text"/>
    <style:style style:name="T5_242" style:family="text"/>
    <style:style style:name="T5_243" style:family="text"/>
    <style:style style:name="T5_244" style:family="text"/>
    <style:style style:name="T5_245" style:family="text"/>
    <style:style style:name="T5_246" style:family="text"/>
    <style:style style:name="T5_247" style:family="text"/>
    <style:style style:name="T5_248" style:family="text"/>
    <style:style style:name="T5_249" style:family="text"/>
    <style:style style:name="T5_250" style:family="text"/>
    <style:style style:name="T5_251" style:family="text"/>
    <style:style style:name="T5_252" style:family="text"/>
    <style:style style:name="T5_253" style:family="text"/>
    <style:style style:name="T5_254" style:family="text"/>
    <style:style style:name="T5_255" style:family="text"/>
    <style:style style:name="T5_256" style:family="text"/>
    <style:style style:name="T5_257" style:family="text"/>
    <style:style style:name="T5_258" style:family="text"/>
    <style:style style:name="T5_259" style:family="text"/>
    <style:style style:name="T5_260" style:family="text"/>
    <style:style style:name="T5_261" style:family="text"/>
    <style:style style:name="T5_262" style:family="text"/>
    <style:style style:name="T5_263" style:family="text"/>
    <style:style style:name="T5_264" style:family="text"/>
    <style:style style:name="T5_265" style:family="text"/>
    <style:style style:name="T5_266" style:family="text"/>
    <style:style style:name="T5_267" style:family="text"/>
    <style:style style:name="T5_268" style:family="text"/>
    <style:style style:name="T5_269" style:family="text"/>
    <style:style style:name="T5_270" style:family="text"/>
    <style:style style:name="T5_271" style:family="text"/>
    <style:style style:name="T5_272" style:family="text"/>
    <style:style style:name="T5_273" style:family="text"/>
    <style:style style:name="T5_274" style:family="text"/>
    <style:style style:name="T5_275" style:family="text"/>
    <style:style style:name="T5_276" style:family="text"/>
    <style:style style:name="T5_277" style:family="text"/>
    <style:style style:name="T5_278" style:family="text"/>
    <style:style style:name="T5_279" style:family="text"/>
    <style:style style:name="T5_280" style:family="text"/>
    <style:style style:name="T5_281" style:family="text"/>
    <style:style style:name="T5_282" style:family="text"/>
    <style:style style:name="T5_283" style:family="text"/>
    <style:style style:name="T5_284" style:family="text"/>
    <style:style style:name="T5_285" style:family="text"/>
    <style:style style:name="T5_286" style:family="text"/>
    <style:style style:name="T5_287" style:family="text"/>
    <style:style style:name="T5_288" style:family="text"/>
    <style:style style:name="T5_289" style:family="text"/>
    <style:style style:name="T5_290" style:family="text"/>
    <style:style style:name="T5_291" style:family="text"/>
    <style:style style:name="T5_292" style:family="text"/>
    <style:style style:name="T5_293" style:family="text"/>
    <style:style style:name="T5_294" style:family="text"/>
    <style:style style:name="T5_295" style:family="text"/>
    <style:style style:name="T5_296" style:family="text"/>
    <style:style style:name="T5_297" style:family="text"/>
    <style:style style:name="T5_298" style:family="text"/>
    <style:style style:name="T5_299" style:family="text"/>
    <style:style style:name="T5_300" style:family="text"/>
    <style:style style:name="T5_301" style:family="text"/>
    <style:style style:name="T5_302" style:family="text"/>
    <style:style style:name="T5_303" style:family="text"/>
    <style:style style:name="T5_304" style:family="text"/>
    <style:style style:name="T5_305" style:family="text"/>
    <style:style style:name="T5_306" style:family="text"/>
    <style:style style:name="T5_307" style:family="text"/>
    <style:style style:name="T5_308" style:family="text"/>
    <style:style style:name="T5_309" style:family="text"/>
    <style:style style:name="T5_310" style:family="text"/>
    <style:style style:name="T5_311" style:family="text"/>
    <style:style style:name="T5_312" style:family="text"/>
    <style:style style:name="T5_313" style:family="text"/>
    <style:style style:name="T5_314" style:family="text"/>
    <style:style style:name="T5_315" style:family="text"/>
    <style:style style:name="T5_316" style:family="text"/>
    <style:style style:name="T5_317" style:family="text"/>
    <style:style style:name="T5_318" style:family="text"/>
    <style:style style:name="T5_319" style:family="text"/>
    <style:style style:name="T5_320" style:family="text"/>
    <style:style style:name="T5_321" style:family="text"/>
    <style:style style:name="T5_322" style:family="text"/>
    <style:style style:name="T5_323" style:family="text"/>
    <style:style style:name="T5_324" style:family="text"/>
    <style:style style:name="T5_325" style:family="text"/>
    <style:style style:name="T5_326" style:family="text"/>
    <style:style style:name="T5_327" style:family="text"/>
    <style:style style:name="T5_328" style:family="text"/>
    <style:style style:name="T5_329" style:family="text"/>
    <style:style style:name="T5_330" style:family="text"/>
    <style:style style:name="T5_331" style:family="text"/>
    <style:style style:name="T5_332" style:family="text"/>
    <style:style style:name="T5_333" style:family="text"/>
    <style:style style:name="T5_334" style:family="text"/>
    <style:style style:name="T5_335" style:family="text"/>
    <style:style style:name="T5_336" style:family="text"/>
    <style:style style:name="T5_337" style:family="text"/>
    <style:style style:name="T5_338" style:family="text"/>
    <style:style style:name="T5_339" style:family="text"/>
    <style:style style:name="T5_340" style:family="text"/>
    <style:style style:name="T5_341" style:family="text"/>
    <style:style style:name="T5_342" style:family="text"/>
    <style:style style:name="T5_343" style:family="text"/>
    <style:style style:name="T5_344" style:family="text"/>
    <style:style style:name="T5_345" style:family="text"/>
    <style:style style:name="T5_346" style:family="text"/>
    <style:style style:name="T5_347" style:family="text"/>
    <style:style style:name="T5_348" style:family="text"/>
    <style:style style:name="T5_349" style:family="text"/>
    <style:style style:name="T5_350" style:family="text"/>
    <style:style style:name="T5_351" style:family="text"/>
    <style:style style:name="T5_352" style:family="text"/>
    <style:style style:name="T5_353" style:family="text"/>
    <style:style style:name="T5_354" style:family="text"/>
    <style:style style:name="T5_355" style:family="text"/>
    <style:style style:name="T5_356" style:family="text"/>
    <style:style style:name="T5_357" style:family="text"/>
    <style:style style:name="T5_358" style:family="text"/>
    <style:style style:name="T5_359" style:family="text"/>
    <style:style style:name="T5_360" style:family="text"/>
    <style:style style:name="T5_361" style:family="text"/>
    <style:style style:name="T5_362" style:family="text"/>
    <style:style style:name="T5_363" style:family="text"/>
    <style:style style:name="T5_364" style:family="text"/>
    <style:style style:name="T5_365" style:family="text"/>
    <style:style style:name="T5_366" style:family="text"/>
    <style:style style:name="T5_367" style:family="text"/>
    <style:style style:name="T5_368" style:family="text"/>
    <style:style style:name="T5_369" style:family="text"/>
    <style:style style:name="T5_370" style:family="text"/>
    <style:style style:name="T5_371" style:family="text"/>
    <style:style style:name="T5_372" style:family="text"/>
    <style:style style:name="T5_373" style:family="text"/>
    <style:style style:name="T5_374" style:family="text"/>
    <style:style style:name="T5_375" style:family="text"/>
    <style:style style:name="T5_376" style:family="text"/>
    <style:style style:name="T5_377" style:family="text"/>
    <style:style style:name="T5_378" style:family="text"/>
    <style:style style:name="T5_379" style:family="text"/>
    <style:style style:name="T5_380" style:family="text"/>
    <style:style style:name="T5_381" style:family="text"/>
    <style:style style:name="T5_382" style:family="text"/>
    <style:style style:name="T5_383" style:family="text"/>
    <style:style style:name="T5_384" style:family="text"/>
    <style:style style:name="T5_385" style:family="text"/>
    <style:style style:name="T5_386" style:family="text"/>
    <style:style style:name="T5_387" style:family="text"/>
    <style:style style:name="T5_388" style:family="text"/>
    <style:style style:name="T5_389" style:family="text"/>
    <style:style style:name="T5_390" style:family="text"/>
    <style:style style:name="T5_391" style:family="text"/>
    <style:style style:name="T5_392" style:family="text"/>
    <style:style style:name="T5_393" style:family="text"/>
    <style:style style:name="T5_394" style:family="text"/>
    <style:style style:name="T5_395" style:family="text"/>
    <style:style style:name="T5_396" style:family="text"/>
    <style:style style:name="T5_397" style:family="text"/>
    <style:style style:name="T5_398" style:family="text"/>
    <style:style style:name="T5_399" style:family="text"/>
    <style:style style:name="T5_400" style:family="text"/>
    <style:style style:name="T5_401" style:family="text"/>
    <style:style style:name="T5_402" style:family="text"/>
    <style:style style:name="T5_403" style:family="text"/>
    <style:style style:name="T5_404" style:family="text"/>
    <style:style style:name="T5_405" style:family="text"/>
    <style:style style:name="T5_406" style:family="text"/>
    <style:style style:name="T5_407" style:family="text"/>
    <style:style style:name="T5_408" style:family="text"/>
    <style:style style:name="T5_409" style:family="text"/>
    <style:style style:name="T5_410" style:family="text"/>
    <style:style style:name="T5_411" style:family="text"/>
    <style:style style:name="T5_412" style:family="text"/>
    <style:style style:name="T5_413" style:family="text"/>
    <style:style style:name="T5_414" style:family="text"/>
    <style:style style:name="T5_415" style:family="text"/>
    <style:style style:name="T5_416" style:family="text"/>
    <style:style style:name="T5_417" style:family="text"/>
    <style:style style:name="T5_418" style:family="text"/>
    <style:style style:name="T5_419" style:family="text"/>
    <style:style style:name="T5_420" style:family="text"/>
    <style:style style:name="T5_421" style:family="text"/>
    <style:style style:name="T5_422" style:family="text"/>
    <style:style style:name="T5_423" style:family="text"/>
    <style:style style:name="T5_424" style:family="text"/>
    <style:style style:name="T5_425" style:family="text"/>
    <style:style style:name="T5_426" style:family="text"/>
  </office:automatic-styles>
  <office:body>
    <office:text>
      <text:p text:style-name="P1"><text:span text:style-name="T1_1">Macter</text:span><text:span text:style-name="T1_2">4</text:span></text:p>
      <text:p text:style-name="P2"><text:span text:style-name="T2_1">Nie</text:span><text:span text:style-name="T2_2"><text:s/></text:span><text:span text:style-name="T2_3">mam</text:span><text:span text:style-name="T2_4"><text:s/></text:span><text:span text:style-name="T2_5">aż</text:span><text:span text:style-name="T2_6"><text:s/></text:span><text:span text:style-name="T2_7">tak</text:span><text:span text:style-name="T2_8"><text:s/></text:span><text:span text:style-name="T2_9">szerokiej</text:span><text:span text:style-name="T2_10"><text:s/></text:span><text:span text:style-name="T2_11">wiedzy</text:span><text:span text:style-name="T2_12"><text:s/></text:span><text:span text:style-name="T2_13">o</text:span><text:span text:style-name="T2_14"><text:s/></text:span><text:span text:style-name="T2_15">świecie</text:span><text:span text:style-name="T2_16">,<text:s/></text:span><text:span text:style-name="T2_17">ale</text:span><text:span text:style-name="T2_18"><text:s/></text:span><text:span text:style-name="T2_19">myślę</text:span><text:span text:style-name="T2_20">,<text:s/></text:span><text:span text:style-name="T2_21">że</text:span><text:span text:style-name="T2_22"><text:s/></text:span><text:span text:style-name="T2_23">ten</text:span><text:span text:style-name="T2_24"><text:s/></text:span><text:span text:style-name="T2_25">odcinek</text:span><text:span text:style-name="T2_26"><text:s/></text:span><text:span text:style-name="T2_27">dużo</text:span><text:span text:style-name="T2_28"><text:s/></text:span><text:span text:style-name="T2_29">lepiej</text:span><text:span text:style-name="T2_30"><text:s/></text:span><text:span text:style-name="T2_31">zrozumieją</text:span><text:span text:style-name="T2_32"><text:s/></text:span><text:span text:style-name="T2_33">mieszkańcy</text:span><text:span text:style-name="T2_34"><text:s/></text:span><text:span text:style-name="T2_35">Ameryki</text:span><text:span text:style-name="T2_36"><text:s/></text:span><text:span text:style-name="T2_37">Północnej</text:span><text:span text:style-name="T2_38"><text:s/></text:span><text:span text:style-name="T2_39">niż</text:span><text:span text:style-name="T2_40"><text:s/></text:span><text:span text:style-name="T2_41">ktokolwiek</text:span><text:span text:style-name="T2_42"><text:s/></text:span><text:span text:style-name="T2_43">inny</text:span><text:span text:style-name="T2_44">.<text:s/></text:span><text:span text:style-name="T2_45">Każdy</text:span><text:span text:style-name="T2_46"><text:s/></text:span><text:span text:style-name="T2_47">kraj</text:span><text:span text:style-name="T2_48"><text:s/></text:span><text:span text:style-name="T2_49">w</text:span><text:span text:style-name="T2_50"><text:s/></text:span><text:span text:style-name="T2_51">Europie</text:span><text:span text:style-name="T2_52">,<text:s/></text:span><text:span text:style-name="T2_53">jak</text:span><text:span text:style-name="T2_54"><text:s/></text:span><text:span text:style-name="T2_55">i</text:span><text:span text:style-name="T2_56"><text:s/></text:span><text:span text:style-name="T2_57">w</text:span><text:span text:style-name="T2_58"><text:s/></text:span><text:span text:style-name="T2_59">innym</text:span><text:span text:style-name="T2_60"><text:s/></text:span><text:span text:style-name="T2_61">zakątku</text:span><text:span text:style-name="T2_62"><text:s/></text:span><text:span text:style-name="T2_63">na</text:span><text:span text:style-name="T2_64"><text:s/></text:span><text:span text:style-name="T2_65">świecie</text:span><text:span text:style-name="T2_66"><text:s/></text:span><text:span text:style-name="T2_67">jest</text:span><text:span text:style-name="T2_68"><text:s/></text:span><text:span text:style-name="T2_69">dość</text:span><text:span text:style-name="T2_70"><text:s/></text:span><text:span text:style-name="T2_71">monolityczny</text:span><text:span text:style-name="T2_72">,<text:s/></text:span><text:span text:style-name="T2_73">jeżeli</text:span><text:span text:style-name="T2_74"><text:s/></text:span><text:span text:style-name="T2_75">chodzi</text:span><text:span text:style-name="T2_76"><text:s/></text:span><text:span text:style-name="T2_77">o</text:span><text:span text:style-name="T2_78"><text:s/></text:span><text:span text:style-name="T2_79">tradycję</text:span><text:span text:style-name="T2_80">.<text:s/></text:span><text:span text:style-name="T2_81">Zaś</text:span><text:span text:style-name="T2_82"><text:s/></text:span><text:span text:style-name="T2_83">Stany</text:span><text:span text:style-name="T2_84"><text:s/></text:span><text:span text:style-name="T2_85">Zjednoczone</text:span><text:span text:style-name="T2_86"><text:s/></text:span><text:span text:style-name="T2_87">są</text:span><text:span text:style-name="T2_88"><text:s/></text:span><text:span text:style-name="T2_89">głównie</text:span><text:span text:style-name="T2_90"><text:s/></text:span><text:span text:style-name="T2_91">zbudowane</text:span><text:span text:style-name="T2_92"><text:s/></text:span><text:span text:style-name="T2_93">z</text:span><text:span text:style-name="T2_94"><text:s/></text:span><text:span text:style-name="T2_95">imigrantów</text:span><text:span text:style-name="T2_96"><text:s/></text:span><text:span text:style-name="T2_97">pochodzących</text:span><text:span text:style-name="T2_98"><text:s/></text:span><text:span text:style-name="T2_99">z</text:span><text:span text:style-name="T2_100"><text:s/></text:span><text:span text:style-name="T2_101">różnych</text:span><text:span text:style-name="T2_102"><text:s/></text:span><text:span text:style-name="T2_103">części</text:span><text:span text:style-name="T2_104"><text:s/></text:span><text:span text:style-name="T2_105">Ziemi</text:span><text:span text:style-name="T2_106">,<text:s/></text:span><text:span text:style-name="T2_107">którzy</text:span><text:span text:style-name="T2_108"><text:s/></text:span><text:span text:style-name="T2_109">przywieźli</text:span><text:span text:style-name="T2_110"><text:s/></text:span><text:span text:style-name="T2_111">swoje</text:span><text:span text:style-name="T2_112"><text:s/></text:span><text:span text:style-name="T2_113">tradycje</text:span><text:span text:style-name="T2_114">.<text:s/></text:span><text:span text:style-name="T2_115">I</text:span><text:span text:style-name="T2_116"><text:s/></text:span><text:span text:style-name="T2_117">mimo</text:span><text:span text:style-name="T2_118"><text:s/></text:span><text:span text:style-name="T2_119">że</text:span><text:span text:style-name="T2_120"><text:s/></text:span><text:span text:style-name="T2_121">z</text:span><text:span text:style-name="T2_122"><text:s/></text:span><text:span text:style-name="T2_123">czasem</text:span><text:span text:style-name="T2_124"><text:s/></text:span><text:span text:style-name="T2_125">udało</text:span><text:span text:style-name="T2_126"><text:s/></text:span><text:span text:style-name="T2_127">się</text:span><text:span text:style-name="T2_128"><text:s/></text:span><text:span text:style-name="T2_129">wypracować</text:span><text:span text:style-name="T2_130"><text:s/></text:span><text:span text:style-name="T2_131">kilka</text:span><text:span text:style-name="T2_132"><text:s/></text:span><text:span text:style-name="T2_133">wspólnych</text:span><text:span text:style-name="T2_134"><text:s/></text:span><text:span text:style-name="T2_135">świąt</text:span><text:span text:style-name="T2_136">,<text:s/></text:span><text:span text:style-name="T2_137">tak</text:span><text:span text:style-name="T2_138"><text:s/></text:span><text:span text:style-name="T2_139">przy</text:span><text:span text:style-name="T2_140"><text:s/></text:span><text:span text:style-name="T2_141">innych</text:span><text:span text:style-name="T2_142"><text:s/></text:span><text:span text:style-name="T2_143">mogą</text:span><text:span text:style-name="T2_144"><text:s/></text:span><text:span text:style-name="T2_145">dalej</text:span><text:span text:style-name="T2_146"><text:s/></text:span><text:span text:style-name="T2_147">trzymać</text:span><text:span text:style-name="T2_148"><text:s/></text:span><text:span text:style-name="T2_149">się</text:span><text:span text:style-name="T2_150"><text:s/></text:span><text:span text:style-name="T2_151">tradycji</text:span><text:span text:style-name="T2_152">,<text:s/></text:span><text:span text:style-name="T2_153">które</text:span><text:span text:style-name="T2_154"><text:s/></text:span><text:span text:style-name="T2_155">przywieźli</text:span><text:span text:style-name="T2_156"><text:s/></text:span><text:span text:style-name="T2_157">ich</text:span><text:span text:style-name="T2_158"><text:s/></text:span><text:span text:style-name="T2_159">przodkowie</text:span><text:span text:style-name="T2_160">,<text:s/></text:span><text:span text:style-name="T2_161">a</text:span><text:span text:style-name="T2_162"><text:s/></text:span><text:span text:style-name="T2_163">takie</text:span><text:span text:style-name="T2_164"><text:s/></text:span><text:span text:style-name="T2_165">zderzenie</text:span><text:span text:style-name="T2_166"><text:s/></text:span><text:span text:style-name="T2_167">między</text:span><text:span text:style-name="T2_168"><text:s/></text:span><text:span text:style-name="T2_169">różnymi</text:span><text:span text:style-name="T2_170"><text:s/></text:span><text:span text:style-name="T2_171">rodzinami</text:span><text:span text:style-name="T2_172"><text:s/></text:span><text:span text:style-name="T2_173">potrafi</text:span><text:span text:style-name="T2_174"><text:s/></text:span><text:span text:style-name="T2_175">być</text:span><text:span text:style-name="T2_176"><text:s/></text:span><text:span text:style-name="T2_177">dość</text:span><text:span text:style-name="T2_178"><text:s/></text:span><text:span text:style-name="T2_179">szokujące</text:span><text:span text:style-name="T2_180">.<text:s/></text:span><text:span text:style-name="T2_181">Oczywiście</text:span><text:span text:style-name="T2_182"><text:s/></text:span><text:span text:style-name="T2_183">wszystko</text:span><text:span text:style-name="T2_184"><text:s/></text:span><text:span text:style-name="T2_185">powyższe</text:span><text:span text:style-name="T2_186"><text:s/></text:span><text:span text:style-name="T2_187">jest</text:span><text:span text:style-name="T2_188"><text:s/></text:span><text:span text:style-name="T2_189">tylko</text:span><text:span text:style-name="T2_190"><text:s/></text:span><text:span text:style-name="T2_191">moim</text:span><text:span text:style-name="T2_192"><text:s/></text:span><text:span text:style-name="T2_193">dedukcyjnym</text:span><text:span text:style-name="T2_194"><text:s/></text:span><text:span text:style-name="T2_195">wymysłem</text:span><text:span text:style-name="T2_196">,<text:s/></text:span><text:span text:style-name="T2_197">niepopartym</text:span><text:span text:style-name="T2_198"><text:s/></text:span><text:span text:style-name="T2_199">żadnymi</text:span><text:span text:style-name="T2_200"><text:s/></text:span><text:span text:style-name="T2_201">badaniami</text:span><text:span text:style-name="T2_202">,<text:s/></text:span><text:span text:style-name="T2_203">ale</text:span><text:span text:style-name="T2_204"><text:s/></text:span><text:span text:style-name="T2_205">stanowi</text:span><text:span text:style-name="T2_206"><text:s/></text:span><text:span text:style-name="T2_207">dość</text:span><text:span text:style-name="T2_208"><text:s/></text:span><text:span text:style-name="T2_209">dobre</text:span><text:span text:style-name="T2_210"><text:s/></text:span><text:span text:style-name="T2_211">wyjście</text:span><text:span text:style-name="T2_212"><text:s/></text:span><text:span text:style-name="T2_213">do</text:span><text:span text:style-name="T2_214"><text:s/></text:span><text:span text:style-name="T2_215">dalszego</text:span><text:span text:style-name="T2_216"><text:s/></text:span><text:span text:style-name="T2_217">spojrzenia</text:span><text:span text:style-name="T2_218"><text:s/></text:span><text:span text:style-name="T2_219">na</text:span><text:span text:style-name="T2_220"><text:s/></text:span><text:span text:style-name="T2_221">przesłanie</text:span><text:span text:style-name="T2_222">,<text:s/></text:span><text:span text:style-name="T2_223">jakie</text:span><text:span text:style-name="T2_224"><text:s/></text:span><text:span text:style-name="T2_225">dostajemy</text:span><text:span text:style-name="T2_226">.<text:s/></text:span><text:span text:style-name="T2_227">To</text:span><text:span text:style-name="T2_228"><text:s/></text:span><text:span text:style-name="T2_229">naturalne</text:span><text:span text:style-name="T2_230">,<text:s/></text:span><text:span text:style-name="T2_231">że</text:span><text:span text:style-name="T2_232"><text:s/></text:span><text:span text:style-name="T2_233">człowiek</text:span><text:span text:style-name="T2_234"><text:s/></text:span><text:span text:style-name="T2_235">często</text:span><text:span text:style-name="T2_236"><text:s/></text:span><text:span text:style-name="T2_237">wzbrania</text:span><text:span text:style-name="T2_238"><text:s/></text:span><text:span text:style-name="T2_239">się</text:span><text:span text:style-name="T2_240"><text:s/></text:span><text:span text:style-name="T2_241">przed</text:span><text:span text:style-name="T2_242"><text:s/></text:span><text:span text:style-name="T2_243">czymś</text:span><text:span text:style-name="T2_244"><text:s/></text:span><text:span text:style-name="T2_245">nowy</text:span><text:span text:style-name="T2_246">,<text:s/></text:span><text:span text:style-name="T2_247">nieznanym</text:span><text:span text:style-name="T2_248">,<text:s/></text:span><text:span text:style-name="T2_249">tym</text:span><text:span text:style-name="T2_250"><text:s/></text:span><text:span text:style-name="T2_251">bardziej</text:span><text:span text:style-name="T2_252"><text:s/></text:span><text:span text:style-name="T2_253">jeżeli</text:span><text:span text:style-name="T2_254"><text:s/></text:span><text:span text:style-name="T2_255">uderza</text:span><text:span text:style-name="T2_256"><text:s/></text:span><text:span text:style-name="T2_257">to</text:span><text:span text:style-name="T2_258"><text:s/></text:span><text:span text:style-name="T2_259">w</text:span><text:span text:style-name="T2_260"><text:s/></text:span><text:span text:style-name="T2_261">opokę</text:span><text:span text:style-name="T2_262">,<text:s/></text:span><text:span text:style-name="T2_263">jaką</text:span><text:span text:style-name="T2_264"><text:s/></text:span><text:span text:style-name="T2_265">jest</text:span><text:span text:style-name="T2_266"><text:s/></text:span><text:span text:style-name="T2_267">tradycja</text:span><text:span text:style-name="T2_268">.<text:s/></text:span><text:span text:style-name="T2_269">Odrzuca</text:span><text:span text:style-name="T2_270"><text:s/></text:span><text:span text:style-name="T2_271">wtedy</text:span><text:span text:style-name="T2_272"><text:s/></text:span><text:span text:style-name="T2_273">w</text:span><text:span text:style-name="T2_274"><text:s/></text:span><text:span text:style-name="T2_275">ogóle</text:span><text:span text:style-name="T2_276"><text:s/></text:span><text:span text:style-name="T2_277">myśl</text:span><text:span text:style-name="T2_278">,<text:s/></text:span><text:span text:style-name="T2_279">że</text:span><text:span text:style-name="T2_280"><text:s/></text:span><text:span text:style-name="T2_281">można</text:span><text:span text:style-name="T2_282"><text:s/></text:span><text:span text:style-name="T2_283">inaczej</text:span><text:span text:style-name="T2_284"><text:s/></text:span><text:span text:style-name="T2_285">i</text:span><text:span text:style-name="T2_286"><text:s/></text:span><text:span text:style-name="T2_287">nawet</text:span><text:span text:style-name="T2_288"><text:s/></text:span><text:span text:style-name="T2_289">nie</text:span><text:span text:style-name="T2_290"><text:s/></text:span><text:span text:style-name="T2_291">trudzi</text:span><text:span text:style-name="T2_292"><text:s/></text:span><text:span text:style-name="T2_293">się</text:span><text:span text:style-name="T2_294">,<text:s/></text:span><text:span text:style-name="T2_295">by</text:span><text:span text:style-name="T2_296"><text:s/></text:span><text:span text:style-name="T2_297">zobaczyć</text:span><text:span text:style-name="T2_298">,<text:s/></text:span><text:span text:style-name="T2_299">czy</text:span><text:span text:style-name="T2_300"><text:s/></text:span><text:span text:style-name="T2_301">ta</text:span><text:span text:style-name="T2_302"><text:s/>„</text:span><text:span text:style-name="T2_303">inność</text:span><text:span text:style-name="T2_304">”<text:s/></text:span><text:span text:style-name="T2_305">nie</text:span><text:span text:style-name="T2_306"><text:s/></text:span><text:span text:style-name="T2_307">jest</text:span><text:span text:style-name="T2_308"><text:s/></text:span><text:span text:style-name="T2_309">przypadkiem</text:span><text:span text:style-name="T2_310"><text:s/></text:span><text:span text:style-name="T2_311">dobra</text:span><text:span text:style-name="T2_312">.<text:s/></text:span><text:span text:style-name="T2_313">Pięknie</text:span><text:span text:style-name="T2_314"><text:s/></text:span><text:span text:style-name="T2_315">podsumowała</text:span><text:span text:style-name="T2_316"><text:s/></text:span><text:span text:style-name="T2_317">to</text:span><text:span text:style-name="T2_318"><text:s/></text:span><text:span text:style-name="T2_319">Applejack</text:span><text:span text:style-name="T2_320"><text:s/></text:span><text:span text:style-name="T2_321">pod</text:span><text:span text:style-name="T2_322"><text:s/></text:span><text:span text:style-name="T2_323">koniec</text:span><text:span text:style-name="T2_324"><text:s/></text:span><text:span text:style-name="T2_325">odcinka</text:span><text:span text:style-name="T2_326">.<text:s/></text:span><text:span text:style-name="T2_327">Bardzo</text:span><text:span text:style-name="T2_328"><text:s/></text:span><text:span text:style-name="T2_329">fajnie</text:span><text:span text:style-name="T2_330"><text:s/></text:span><text:span text:style-name="T2_331">było</text:span><text:span text:style-name="T2_332"><text:s/></text:span><text:span text:style-name="T2_333">także</text:span><text:span text:style-name="T2_334"><text:s/></text:span><text:span text:style-name="T2_335">poznać</text:span><text:span text:style-name="T2_336"><text:s/></text:span><text:span text:style-name="T2_337">w</text:span><text:span text:style-name="T2_338"><text:s/></text:span><text:span text:style-name="T2_339">końcu</text:span><text:span text:style-name="T2_340"><text:s/></text:span><text:span text:style-name="T2_341">inne</text:span><text:span text:style-name="T2_342"><text:s/></text:span><text:span text:style-name="T2_343">siostry</text:span><text:span text:style-name="T2_344"><text:s/></text:span><text:span text:style-name="T2_345">Pinkie</text:span><text:span text:style-name="T2_346"><text:s/></text:span><text:span text:style-name="T2_347">Pie</text:span><text:span text:style-name="T2_348">.<text:s/></text:span><text:span text:style-name="T2_349">Zaś</text:span><text:span text:style-name="T2_350"><text:s/>„</text:span><text:span text:style-name="T2_351">rozgadana</text:span><text:span text:style-name="T2_352">”<text:s/></text:span><text:span text:style-name="T2_353">para</text:span><text:span text:style-name="T2_354"><text:s/></text:span><text:span text:style-name="T2_355">w</text:span><text:span text:style-name="T2_356"><text:s/></text:span><text:span text:style-name="T2_357">postaci</text:span><text:span text:style-name="T2_358"><text:s/></text:span><text:span text:style-name="T2_359">Marble</text:span><text:span text:style-name="T2_360"><text:s/></text:span><text:span text:style-name="T2_361">Pie</text:span><text:span text:style-name="T2_362"><text:s/></text:span><text:span text:style-name="T2_363">i</text:span><text:span text:style-name="T2_364"><text:s/></text:span><text:span text:style-name="T2_365">Big</text:span><text:span text:style-name="T2_366"><text:s/></text:span><text:span text:style-name="T2_367">Macintosha</text:span><text:span text:style-name="T2_368"><text:s/></text:span><text:span text:style-name="T2_369">mocno</text:span><text:span text:style-name="T2_370"><text:s/></text:span><text:span text:style-name="T2_371">mnie</text:span><text:span text:style-name="T2_372"><text:s/></text:span><text:span text:style-name="T2_373">rozbawiła</text:span><text:span text:style-name="T2_374">.<text:s/></text:span><text:span text:style-name="T2_375">Te</text:span><text:span text:style-name="T2_376"><text:s/></text:span><text:span text:style-name="T2_377">głębokie</text:span><text:span text:style-name="T2_378"><text:s/>„</text:span><text:span text:style-name="T2_379">Mm</text:span><text:span text:style-name="T2_380">-</text:span><text:span text:style-name="T2_381">hmm</text:span><text:span text:style-name="T2_382">”<text:s/></text:span><text:span text:style-name="T2_383">i</text:span><text:span text:style-name="T2_384"><text:s/>„</text:span><text:span text:style-name="T2_385">Eeyup</text:span><text:span text:style-name="T2_386">”<text:s/></text:span><text:span text:style-name="T2_387">aż</text:span><text:span text:style-name="T2_388"><text:s/></text:span><text:span text:style-name="T2_389">się</text:span><text:span text:style-name="T2_390"><text:s/></text:span><text:span text:style-name="T2_391">prosi</text:span><text:span text:style-name="T2_392"><text:s/></text:span><text:span text:style-name="T2_393">o</text:span><text:span text:style-name="T2_394"><text:s/></text:span><text:span text:style-name="T2_395">jakiegoś</text:span><text:span text:style-name="T2_396"><text:s/></text:span><text:span text:style-name="T2_397">romantycznego</text:span><text:span text:style-name="T2_398"><text:s/></text:span><text:span text:style-name="T2_399">fanfika</text:span><text:span text:style-name="T2_400">.<text:s/></text:span><text:span text:style-name="T2_401">Sam</text:span><text:span text:style-name="T2_402"><text:s/></text:span><text:span text:style-name="T2_403">odcinek</text:span><text:span text:style-name="T2_404"><text:s/></text:span><text:span text:style-name="T2_405">oceniam</text:span><text:span text:style-name="T2_406"><text:s/></text:span><text:span text:style-name="T2_407">zaś</text:span><text:span text:style-name="T2_408"><text:s/></text:span><text:span text:style-name="T2_409">jako</text:span><text:span text:style-name="T2_410"><text:s/></text:span><text:span text:style-name="T2_411">dobry</text:span><text:span text:style-name="T2_412">,<text:s/></text:span><text:span text:style-name="T2_413">gdyż</text:span><text:span text:style-name="T2_414"><text:s/></text:span><text:span text:style-name="T2_415">według</text:span><text:span text:style-name="T2_416"><text:s/></text:span><text:span text:style-name="T2_417">mnie</text:span><text:span text:style-name="T2_418"><text:s/></text:span><text:span text:style-name="T2_419">brakuje</text:span><text:span text:style-name="T2_420"><text:s/></text:span><text:span text:style-name="T2_421">mu</text:span><text:span text:style-name="T2_422"><text:s/></text:span><text:span text:style-name="T2_423">jeszcze</text:span><text:span text:style-name="T2_424"><text:s/></text:span><text:span text:style-name="T2_425">trochę</text:span><text:span text:style-name="T2_426"><text:s/></text:span><text:span text:style-name="T2_427">do</text:span><text:span text:style-name="T2_428"><text:s/></text:span><text:span text:style-name="T2_429">tych</text:span><text:span text:style-name="T2_430"><text:s/></text:span><text:span text:style-name="T2_431">najlepszych</text:span><text:span text:style-name="T2_432">.<text:s/></text:span></text:p>
      <text:p text:style-name="P3"/>
      <text:p text:style-name="P4"><text:span text:style-name="T4_1">Dolar</text:span><text:span text:style-name="T4_2">84</text:span></text:p>
      <text:p text:style-name="P5"><text:span text:style-name="T5_1">Mieszanka</text:span><text:span text:style-name="T5_2"><text:s/></text:span><text:span text:style-name="T5_3">rodzin</text:span><text:span text:style-name="T5_4"><text:s/></text:span><text:span text:style-name="T5_5">Apple</text:span><text:span text:style-name="T5_6"><text:s/></text:span><text:span text:style-name="T5_7">i</text:span><text:span text:style-name="T5_8"><text:s/></text:span><text:span text:style-name="T5_9">Pie</text:span><text:span text:style-name="T5_10"><text:s/></text:span><text:span text:style-name="T5_11">to</text:span><text:span text:style-name="T5_12"><text:s/></text:span><text:span text:style-name="T5_13">dosyć</text:span><text:span text:style-name="T5_14"><text:s/></text:span><text:span text:style-name="T5_15">ciekawa</text:span><text:span text:style-name="T5_16"><text:s/></text:span><text:span text:style-name="T5_17">opcja</text:span><text:span text:style-name="T5_18">.<text:s/></text:span><text:span text:style-name="T5_19">Z</text:span><text:span text:style-name="T5_20"><text:s/></text:span><text:span text:style-name="T5_21">jednej</text:span><text:span text:style-name="T5_22"><text:s/></text:span><text:span text:style-name="T5_23">strony</text:span><text:span text:style-name="T5_24"><text:s/></text:span><text:span text:style-name="T5_25">radosny</text:span><text:span text:style-name="T5_26"><text:s/></text:span><text:span text:style-name="T5_27">entuzjazm</text:span><text:span text:style-name="T5_28"><text:s/></text:span><text:span text:style-name="T5_29">i</text:span><text:span text:style-name="T5_30"><text:s/></text:span><text:span text:style-name="T5_31">szerokie</text:span><text:span text:style-name="T5_32"><text:s/></text:span><text:span text:style-name="T5_33">uśmiechy</text:span><text:span text:style-name="T5_34">,<text:s/></text:span><text:span text:style-name="T5_35">z</text:span><text:span text:style-name="T5_36"><text:s/></text:span><text:span text:style-name="T5_37">drugiej</text:span><text:span text:style-name="T5_38"><text:s/></text:span><text:span text:style-name="T5_39">opanowanie</text:span><text:span text:style-name="T5_40"><text:s/></text:span><text:span text:style-name="T5_41">i</text:span><text:span text:style-name="T5_42"><text:s/></text:span><text:span text:style-name="T5_43">kamienne</text:span><text:span text:style-name="T5_44"><text:s/></text:span><text:span text:style-name="T5_45">oblicza</text:span><text:span text:style-name="T5_46">.<text:s/></text:span><text:span text:style-name="T5_47">Przecież</text:span><text:span text:style-name="T5_48"><text:s/></text:span><text:span text:style-name="T5_49">to</text:span><text:span text:style-name="T5_50"><text:s/></text:span><text:span text:style-name="T5_51">musiało</text:span><text:span text:style-name="T5_52"><text:s/></text:span><text:span text:style-name="T5_53">skończyć</text:span><text:span text:style-name="T5_54"><text:s/></text:span><text:span text:style-name="T5_55">się</text:span><text:span text:style-name="T5_56"><text:s/></text:span><text:span text:style-name="T5_57">jakiegoś</text:span><text:span text:style-name="T5_58"><text:s/></text:span><text:span text:style-name="T5_59">rodzaju</text:span><text:span text:style-name="T5_60"><text:s/></text:span><text:span text:style-name="T5_61">tragedią</text:span><text:span text:style-name="T5_62">,<text:s/></text:span><text:span text:style-name="T5_63">która</text:span><text:span text:style-name="T5_64"><text:s/></text:span><text:span text:style-name="T5_65">z</text:span><text:span text:style-name="T5_66"><text:s/></text:span><text:span text:style-name="T5_67">kolei</text:span><text:span text:style-name="T5_68"><text:s/></text:span><text:span text:style-name="T5_69">zaowocowała</text:span><text:span text:style-name="T5_70"><text:s/></text:span><text:span text:style-name="T5_71">kompromisem</text:span><text:span text:style-name="T5_72">.<text:s/></text:span><text:span text:style-name="T5_73">Tak</text:span><text:span text:style-name="T5_74"><text:s/></text:span><text:span text:style-name="T5_75">w</text:span><text:span text:style-name="T5_76"><text:s/></text:span><text:span text:style-name="T5_77">skrócie</text:span><text:span text:style-name="T5_78"><text:s/></text:span><text:span text:style-name="T5_79">można</text:span><text:span text:style-name="T5_80"><text:s/></text:span><text:span text:style-name="T5_81">opisać</text:span><text:span text:style-name="T5_82"><text:s/></text:span><text:span text:style-name="T5_83">ten</text:span><text:span text:style-name="T5_84"><text:s/></text:span><text:span text:style-name="T5_85">odcinek</text:span><text:span text:style-name="T5_86">.<text:s/></text:span><text:span text:style-name="T5_87">Nie</text:span><text:span text:style-name="T5_88"><text:s/></text:span><text:span text:style-name="T5_89">da</text:span><text:span text:style-name="T5_90"><text:s/></text:span><text:span text:style-name="T5_91">się</text:span><text:span text:style-name="T5_92"><text:s/></text:span><text:span text:style-name="T5_93">ukryć</text:span><text:span text:style-name="T5_94">,<text:s/></text:span><text:span text:style-name="T5_95">iż</text:span><text:span text:style-name="T5_96"><text:s/></text:span><text:span text:style-name="T5_97">kontrast</text:span><text:span text:style-name="T5_98"><text:s/></text:span><text:span text:style-name="T5_99">pomiędzy</text:span><text:span text:style-name="T5_100"><text:s/></text:span><text:span text:style-name="T5_101">tradycjami</text:span><text:span text:style-name="T5_102"><text:s/></text:span><text:span text:style-name="T5_103">świątecznymi</text:span><text:span text:style-name="T5_104"><text:s/></text:span><text:span text:style-name="T5_105">obu</text:span><text:span text:style-name="T5_106"><text:s/></text:span><text:span text:style-name="T5_107">rodów</text:span><text:span text:style-name="T5_108"><text:s/></text:span><text:span text:style-name="T5_109">był</text:span><text:span text:style-name="T5_110"><text:s/></text:span><text:span text:style-name="T5_111">całkiem</text:span><text:span text:style-name="T5_112"><text:s/></text:span><text:span text:style-name="T5_113">ładnym</text:span><text:span text:style-name="T5_114"><text:s/></text:span><text:span text:style-name="T5_115">obrazkiem</text:span><text:span text:style-name="T5_116">,<text:s/></text:span><text:span text:style-name="T5_117">który</text:span><text:span text:style-name="T5_118"><text:s/></text:span><text:span text:style-name="T5_119">oglądało</text:span><text:span text:style-name="T5_120"><text:s/></text:span><text:span text:style-name="T5_121">się</text:span><text:span text:style-name="T5_122"><text:s/></text:span><text:span text:style-name="T5_123">z</text:span><text:span text:style-name="T5_124"><text:s/></text:span><text:span text:style-name="T5_125">prawdziwą</text:span><text:span text:style-name="T5_126"><text:s/></text:span><text:span text:style-name="T5_127">przyjemnością</text:span><text:span text:style-name="T5_128">.<text:s/></text:span><text:span text:style-name="T5_129">No</text:span><text:span text:style-name="T5_130"><text:s/></text:span><text:span text:style-name="T5_131">i</text:span><text:span text:style-name="T5_132"><text:s/></text:span><text:span text:style-name="T5_133">tylu</text:span><text:span text:style-name="T5_134"><text:s/></text:span><text:span text:style-name="T5_135">bohaterów</text:span><text:span text:style-name="T5_136">!<text:s/></text:span><text:span text:style-name="T5_137">Siostry</text:span><text:span text:style-name="T5_138"><text:s/></text:span><text:span text:style-name="T5_139">Pinkie</text:span><text:span text:style-name="T5_140"><text:s/></text:span><text:span text:style-name="T5_141">zdecydowanie</text:span><text:span text:style-name="T5_142"><text:s/></text:span><text:span text:style-name="T5_143">zasługują</text:span><text:span text:style-name="T5_144"><text:s/></text:span><text:span text:style-name="T5_145">na</text:span><text:span text:style-name="T5_146"><text:s/></text:span><text:span text:style-name="T5_147">więcej</text:span><text:span text:style-name="T5_148"><text:s/></text:span><text:span text:style-name="T5_149">czasu</text:span><text:span text:style-name="T5_150"><text:s/></text:span><text:span text:style-name="T5_151">antenowego</text:span><text:span text:style-name="T5_152">.<text:s/></text:span><text:span text:style-name="T5_153">Marble</text:span><text:span text:style-name="T5_154"><text:s/></text:span><text:span text:style-name="T5_155">Pie</text:span><text:span text:style-name="T5_156"><text:s/></text:span><text:span text:style-name="T5_157">i</text:span><text:span text:style-name="T5_158"><text:s/></text:span><text:span text:style-name="T5_159">Big</text:span><text:span text:style-name="T5_160"><text:s/></text:span><text:span text:style-name="T5_161">Mac</text:span><text:span text:style-name="T5_162">…<text:s/></text:span><text:span text:style-name="T5_163">kroi</text:span><text:span text:style-name="T5_164"><text:s/></text:span><text:span text:style-name="T5_165">się</text:span><text:span text:style-name="T5_166"><text:s/></text:span><text:span text:style-name="T5_167">całkiem</text:span><text:span text:style-name="T5_168"><text:s/></text:span><text:span text:style-name="T5_169">fajny</text:span><text:span text:style-name="T5_170"><text:s/></text:span><text:span text:style-name="T5_171">romans</text:span><text:span text:style-name="T5_172">.<text:s/></text:span><text:span text:style-name="T5_173">Chociaż</text:span><text:span text:style-name="T5_174"><text:s/></text:span><text:span text:style-name="T5_175">dosyć</text:span><text:span text:style-name="T5_176"><text:s/></text:span><text:span text:style-name="T5_177">cichy</text:span><text:span text:style-name="T5_178">.<text:s/></text:span><text:span text:style-name="T5_179">Jej</text:span><text:span text:style-name="T5_180"><text:s/></text:span><text:span text:style-name="T5_181">odwrotnością</text:span><text:span text:style-name="T5_182"><text:s/></text:span><text:span text:style-name="T5_183">jest</text:span><text:span text:style-name="T5_184"><text:s/></text:span><text:span text:style-name="T5_185">najstarsza</text:span><text:span text:style-name="T5_186"><text:s/></text:span><text:span text:style-name="T5_187">z</text:span><text:span text:style-name="T5_188"><text:s/></text:span><text:span text:style-name="T5_189">sióstr</text:span><text:span text:style-name="T5_190"><text:s/>–<text:s/></text:span><text:span text:style-name="T5_191">Limestone</text:span><text:span text:style-name="T5_192"><text:s/></text:span><text:span text:style-name="T5_193">Pie</text:span><text:span text:style-name="T5_194">.<text:s/></text:span><text:span text:style-name="T5_195">Głośna</text:span><text:span text:style-name="T5_196">,<text:s/></text:span><text:span text:style-name="T5_197">agresywna</text:span><text:span text:style-name="T5_198">,<text:s/></text:span><text:span text:style-name="T5_199">znerwicowana</text:span><text:span text:style-name="T5_200">,<text:s/></text:span><text:span text:style-name="T5_201">a</text:span><text:span text:style-name="T5_202"><text:s/></text:span><text:span text:style-name="T5_203">czasami</text:span><text:span text:style-name="T5_204"><text:s/></text:span><text:span text:style-name="T5_205">wręcz</text:span><text:span text:style-name="T5_206"><text:s/></text:span><text:span text:style-name="T5_207">despotyczna</text:span><text:span text:style-name="T5_208"><text:s/>–<text:s/></text:span><text:span text:style-name="T5_209">trudno</text:span><text:span text:style-name="T5_210"><text:s/></text:span><text:span text:style-name="T5_211">jej</text:span><text:span text:style-name="T5_212"><text:s/></text:span><text:span text:style-name="T5_213">nie</text:span><text:span text:style-name="T5_214"><text:s/></text:span><text:span text:style-name="T5_215">polubić</text:span><text:span text:style-name="T5_216">.<text:s/></text:span><text:span text:style-name="T5_217">Mimo</text:span><text:span text:style-name="T5_218"><text:s/></text:span><text:span text:style-name="T5_219">wszystko</text:span><text:span text:style-name="T5_220"><text:s/></text:span><text:span text:style-name="T5_221">jednak</text:span><text:span text:style-name="T5_222"><text:s/></text:span><text:span text:style-name="T5_223">najlepsza</text:span><text:span text:style-name="T5_224"><text:s/></text:span><text:span text:style-name="T5_225">jak</text:span><text:span text:style-name="T5_226"><text:s/></text:span><text:span text:style-name="T5_227">zawsze</text:span><text:span text:style-name="T5_228"><text:s/></text:span><text:span text:style-name="T5_229">jest</text:span><text:span text:style-name="T5_230"><text:s/></text:span><text:span text:style-name="T5_231">Maud</text:span><text:span text:style-name="T5_232"><text:s/>–<text:s/></text:span><text:span text:style-name="T5_233">jej</text:span><text:span text:style-name="T5_234"><text:s/></text:span><text:span text:style-name="T5_235">skałotematyczność</text:span><text:span text:style-name="T5_236"><text:s/></text:span><text:span text:style-name="T5_237">w</text:span><text:span text:style-name="T5_238"><text:s/></text:span><text:span text:style-name="T5_239">poezji</text:span><text:span text:style-name="T5_240"><text:s/></text:span><text:span text:style-name="T5_241">i</text:span><text:span text:style-name="T5_242"><text:s/></text:span><text:span text:style-name="T5_243">życiu</text:span><text:span text:style-name="T5_244"><text:s/></text:span><text:span text:style-name="T5_245">oraz</text:span><text:span text:style-name="T5_246"><text:s/></text:span><text:span text:style-name="T5_247">całkowity</text:span><text:span text:style-name="T5_248"><text:s/></text:span><text:span text:style-name="T5_249">brak</text:span><text:span text:style-name="T5_250"><text:s/></text:span><text:span text:style-name="T5_251">emocji</text:span><text:span text:style-name="T5_252"><text:s/></text:span><text:span text:style-name="T5_253">mają</text:span><text:span text:style-name="T5_254"><text:s/></text:span><text:span text:style-name="T5_255">swój</text:span><text:span text:style-name="T5_256"><text:s/></text:span><text:span text:style-name="T5_257">niezaprzeczalny</text:span><text:span text:style-name="T5_258"><text:s/></text:span><text:span text:style-name="T5_259">urok</text:span><text:span text:style-name="T5_260">,<text:s/></text:span><text:span text:style-name="T5_261">któremu</text:span><text:span text:style-name="T5_262"><text:s/></text:span><text:span text:style-name="T5_263">po</text:span><text:span text:style-name="T5_264"><text:s/></text:span><text:span text:style-name="T5_265">prostu</text:span><text:span text:style-name="T5_266"><text:s/></text:span><text:span text:style-name="T5_267">nie</text:span><text:span text:style-name="T5_268"><text:s/></text:span><text:span text:style-name="T5_269">sposób</text:span><text:span text:style-name="T5_270"><text:s/></text:span><text:span text:style-name="T5_271">się</text:span><text:span text:style-name="T5_272"><text:s/></text:span><text:span text:style-name="T5_273">oprzeć</text:span><text:span text:style-name="T5_274">.<text:s/></text:span><text:span text:style-name="T5_275">Z</text:span><text:span text:style-name="T5_276"><text:s/></text:span><text:span text:style-name="T5_277">kolei</text:span><text:span text:style-name="T5_278"><text:s/></text:span><text:span text:style-name="T5_279">rodzice</text:span><text:span text:style-name="T5_280"><text:s/></text:span><text:span text:style-name="T5_281">nieodparcie</text:span><text:span text:style-name="T5_282"><text:s/></text:span><text:span text:style-name="T5_283">kojarzą</text:span><text:span text:style-name="T5_284"><text:s/></text:span><text:span text:style-name="T5_285">mi</text:span><text:span text:style-name="T5_286"><text:s/></text:span><text:span text:style-name="T5_287">się</text:span><text:span text:style-name="T5_288"><text:s/></text:span><text:span text:style-name="T5_289">z</text:span><text:span text:style-name="T5_290"><text:s/></text:span><text:span text:style-name="T5_291">amiszami</text:span><text:span text:style-name="T5_292"><text:s/></text:span><text:span text:style-name="T5_293">lub</text:span><text:span text:style-name="T5_294"><text:s/></text:span><text:span text:style-name="T5_295">może</text:span><text:span text:style-name="T5_296"><text:s/></text:span><text:span text:style-name="T5_297">purytanami</text:span><text:span text:style-name="T5_298">,<text:s/></text:span><text:span text:style-name="T5_299">jednak</text:span><text:span text:style-name="T5_300"><text:s/></text:span><text:span text:style-name="T5_301">w</text:span><text:span text:style-name="T5_302"><text:s/></text:span><text:span text:style-name="T5_303">jak</text:span><text:span text:style-name="T5_304"><text:s/></text:span><text:span text:style-name="T5_305">najbardziej</text:span><text:span text:style-name="T5_306"><text:s/></text:span><text:span text:style-name="T5_307">pozytywnym</text:span><text:span text:style-name="T5_308"><text:s/></text:span><text:span text:style-name="T5_309">tego</text:span><text:span text:style-name="T5_310"><text:s/></text:span><text:span text:style-name="T5_311">słowa</text:span><text:span text:style-name="T5_312"><text:s/></text:span><text:span text:style-name="T5_313">znaczeniu</text:span><text:span text:style-name="T5_314">.<text:s/></text:span><text:span text:style-name="T5_315">Anatagonistką</text:span><text:span text:style-name="T5_316"><text:s/></text:span><text:span text:style-name="T5_317">odcinka</text:span><text:span text:style-name="T5_318"><text:s/></text:span><text:span text:style-name="T5_319">jest</text:span><text:span text:style-name="T5_320"><text:s/></text:span><text:span text:style-name="T5_321">zdecydowanie</text:span><text:span text:style-name="T5_322"><text:s/></text:span><text:span text:style-name="T5_323">AJ</text:span><text:span text:style-name="T5_324">,<text:s/></text:span><text:span text:style-name="T5_325">która</text:span><text:span text:style-name="T5_326"><text:s/></text:span><text:span text:style-name="T5_327">prezentuje</text:span><text:span text:style-name="T5_328"><text:s/></text:span><text:span text:style-name="T5_329">tu</text:span><text:span text:style-name="T5_330"><text:s/></text:span><text:span text:style-name="T5_331">jedną</text:span><text:span text:style-name="T5_332"><text:s/></text:span><text:span text:style-name="T5_333">z</text:span><text:span text:style-name="T5_334"><text:s/></text:span><text:span text:style-name="T5_335">najpoważniejszych</text:span><text:span text:style-name="T5_336"><text:s/></text:span><text:span text:style-name="T5_337">skaz</text:span><text:span text:style-name="T5_338"><text:s/></text:span><text:span text:style-name="T5_339">swojego</text:span><text:span text:style-name="T5_340"><text:s/></text:span><text:span text:style-name="T5_341">charakteru</text:span><text:span text:style-name="T5_342"><text:s/>–<text:s/></text:span><text:span text:style-name="T5_343">ona</text:span><text:span text:style-name="T5_344"><text:s/></text:span><text:span text:style-name="T5_345">zawsze</text:span><text:span text:style-name="T5_346"><text:s/></text:span><text:span text:style-name="T5_347">wie</text:span><text:span text:style-name="T5_348"><text:s/></text:span><text:span text:style-name="T5_349">najlepiej</text:span><text:span text:style-name="T5_350">.<text:s/></text:span><text:span text:style-name="T5_351">No</text:span><text:span text:style-name="T5_352"><text:s/></text:span><text:span text:style-name="T5_353">a</text:span><text:span text:style-name="T5_354"><text:s/></text:span><text:span text:style-name="T5_355">efekty</text:span><text:span text:style-name="T5_356"><text:s/></text:span><text:span text:style-name="T5_357">jakie</text:span><text:span text:style-name="T5_358">?<text:s/></text:span><text:span text:style-name="T5_359">Takie</text:span><text:span text:style-name="T5_360">,<text:s/></text:span><text:span text:style-name="T5_361">jakie</text:span><text:span text:style-name="T5_362"><text:s/></text:span><text:span text:style-name="T5_363">widzimy</text:span><text:span text:style-name="T5_364">.<text:s/></text:span><text:span text:style-name="T5_365">Na</text:span><text:span text:style-name="T5_366"><text:s/></text:span><text:span text:style-name="T5_367">szczęście</text:span><text:span text:style-name="T5_368"><text:s/></text:span><text:span text:style-name="T5_369">ten</text:span><text:span text:style-name="T5_370"><text:s/></text:span><text:span text:style-name="T5_371">minus</text:span><text:span text:style-name="T5_372"><text:s/></text:span><text:span text:style-name="T5_373">niwelowany</text:span><text:span text:style-name="T5_374"><text:s/></text:span><text:span text:style-name="T5_375">jest</text:span><text:span text:style-name="T5_376"><text:s/></text:span><text:span text:style-name="T5_377">przez</text:span><text:span text:style-name="T5_378"><text:s/></text:span><text:span text:style-name="T5_379">fakt</text:span><text:span text:style-name="T5_380">,<text:s/></text:span><text:span text:style-name="T5_381">iż</text:span><text:span text:style-name="T5_382"><text:s/></text:span><text:span text:style-name="T5_383">potrafi</text:span><text:span text:style-name="T5_384"><text:s/></text:span><text:span text:style-name="T5_385">się</text:span><text:span text:style-name="T5_386"><text:s/></text:span><text:span text:style-name="T5_387">przyznać</text:span><text:span text:style-name="T5_388"><text:s/></text:span><text:span text:style-name="T5_389">do</text:span><text:span text:style-name="T5_390"><text:s/></text:span><text:span text:style-name="T5_391">pomyłki</text:span><text:span text:style-name="T5_392"><text:s/></text:span><text:span text:style-name="T5_393">i</text:span><text:span text:style-name="T5_394"><text:s/></text:span><text:span text:style-name="T5_395">zawsze</text:span><text:span text:style-name="T5_396"><text:s/></text:span><text:span text:style-name="T5_397">stara</text:span><text:span text:style-name="T5_398"><text:s/></text:span><text:span text:style-name="T5_399">się</text:span><text:span text:style-name="T5_400"><text:s/></text:span><text:span text:style-name="T5_401">wszystko</text:span><text:span text:style-name="T5_402"><text:s/></text:span><text:span text:style-name="T5_403">naprawić</text:span><text:span text:style-name="T5_404">.<text:s/></text:span><text:span text:style-name="T5_405">Podsumowując</text:span><text:span text:style-name="T5_406">,<text:s/></text:span><text:span text:style-name="T5_407">uznaję</text:span><text:span text:style-name="T5_408"><text:s/></text:span><text:span text:style-name="T5_409">odcinek</text:span><text:span text:style-name="T5_410"><text:s/></text:span><text:span text:style-name="T5_411">Apple</text:span><text:span text:style-name="T5_412">-</text:span><text:span text:style-name="T5_413">Pie</text:span><text:span text:style-name="T5_414"><text:s/></text:span><text:span text:style-name="T5_415">za</text:span><text:span text:style-name="T5_416"><text:s/></text:span><text:span text:style-name="T5_417">całkiem</text:span><text:span text:style-name="T5_418"><text:s/></text:span><text:span text:style-name="T5_419">przyjemny</text:span><text:span text:style-name="T5_420">,<text:s/></text:span><text:span text:style-name="T5_421">choć</text:span><text:span text:style-name="T5_422"><text:s/></text:span><text:span text:style-name="T5_423">są</text:span><text:span text:style-name="T5_424"><text:s/></text:span><text:span text:style-name="T5_425">lepsze</text:span><text:span text:style-name="T5_42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